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1/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Standard" style:family="paragraph">
      <style:paragraph-properties fo:text-align="justify"/>
      <style:text-properties style:font-name="Arial" style:font-name-asian="Calibri" style:font-name-complex="Arial" style:letter-kerning="false" style:font-size-complex="6pt" fo:language="es" fo:country="MX" style:language-asian="en" style:country-asian="US" style:language-complex="ar" style:country-complex="SA"/>
    </style:style>
    <style:style style:name="P102" style:parent-style-name="Standard" style:family="paragraph">
      <style:paragraph-properties fo:text-align="justify"/>
    </style:style>
    <style:style style:name="T103" style:parent-style-name="Fuentedepárrafopredeter." style:family="text">
      <style:text-properties style:font-name="Arial" style:font-name-asian="Calibri" style:font-name-complex="Arial" style:letter-kerning="false" style:font-size-complex="6pt" fo:language="es" fo:country="MX" style:language-asian="en" style:country-asian="US" style:language-complex="ar" style:country-complex="SA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style:font-name="Arial" style:font-name-asian="Calibri" style:font-name-complex="Arial" style:letter-kerning="false" style:font-size-complex="6pt" fo:language="es" fo:country="MX" style:language-asian="en" style:country-asian="US" style:language-complex="ar" style:country-complex="SA"/>
    </style:style>
    <style:style style:name="T106" style:parent-style-name="Fuentedepárrafopredeter." style:family="text">
      <style:text-properties style:font-name="Arial" style:font-name-asian="Calibri" style:font-name-complex="Arial" style:letter-kerning="false" style:font-size-complex="6pt" fo:language="es" fo:country="MX" style:language-asian="en" style:country-asian="US" style:language-complex="ar" style:country-complex="SA"/>
    </style:style>
    <style:style style:name="P10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0" style:parent-style-name="Standard" style:family="paragraph">
      <style:paragraph-properties fo:text-align="justify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T122" style:parent-style-name="Ref.denotaalpie" style:family="text">
      <style:text-properties style:font-name="Arial" style:font-name-complex="Arial" fo:language="es" fo:country="MX"/>
    </style:style>
    <style:style style:name="T123" style:parent-style-name="Fuentedepárrafopredeter." style:family="text">
      <style:text-properties fo:language="es" fo:country="MX"/>
    </style:style>
    <style:style style:name="T124" style:parent-style-name="Fuentedepárrafopredeter." style:family="text">
      <style:text-properties style:font-name="Arial" style:font-name-complex="Arial" fo:language="es" fo:country="MX"/>
    </style:style>
    <style:style style:name="P12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8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29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32" style:parent-style-name="Standard" style:family="paragraph">
      <style:paragraph-properties fo:text-align="justify" fo:margin-left="0.5in">
        <style:tab-stops/>
      </style:paragraph-properties>
    </style:style>
    <style:style style:name="T13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Arial" style:font-name-complex="Arial" fo:language="es" fo:country="MX"/>
    </style:style>
    <style:style style:name="TableColumn136" style:family="table-column">
      <style:table-column-properties style:column-width="0.3208in"/>
    </style:style>
    <style:style style:name="TableColumn137" style:family="table-column">
      <style:table-column-properties style:column-width="0.3479in"/>
    </style:style>
    <style:style style:name="TableColumn138" style:family="table-column">
      <style:table-column-properties style:column-width="0.3479in"/>
    </style:style>
    <style:style style:name="TableColumn139" style:family="table-column">
      <style:table-column-properties style:column-width="0.293in"/>
    </style:style>
    <style:style style:name="Table135" style:family="table">
      <style:table-properties style:width="1.3097in" fo:margin-left="1.1583in" table:align="left"/>
    </style:style>
    <style:style style:name="TableRow140" style:family="table-row">
      <style:table-row-properties style:min-row-height="0.077in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149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 style:language-asian="es" style:country-asian="MX" style:language-complex="ar" style:country-complex="SA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T152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/>
    </style:style>
    <style:style style:name="TableRow153" style:family="table-row">
      <style:table-row-properties style:min-row-height="0.1687in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fo:language="es" fo:country="MX"/>
    </style:style>
    <style:style style:name="TableRow162" style:family="table-row">
      <style:table-row-properties style:min-row-height="0.2111in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="Arial" style:font-name-complex="Arial" fo:font-weight="bold" style:font-weight-asian="bold" fo:color="#4BACC6" fo:language="es" fo:country="MX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="Arial" style:font-name-complex="Arial" fo:font-weight="bold" style:font-weight-asian="bold" fo:color="#4BACC6" fo:language="es" fo:country="MX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17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7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6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177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TableColumn179" style:family="table-column">
      <style:table-column-properties style:column-width="0.3208in"/>
    </style:style>
    <style:style style:name="TableColumn180" style:family="table-column">
      <style:table-column-properties style:column-width="0.3479in"/>
    </style:style>
    <style:style style:name="TableColumn181" style:family="table-column">
      <style:table-column-properties style:column-width="0.3479in"/>
    </style:style>
    <style:style style:name="TableColumn182" style:family="table-column">
      <style:table-column-properties style:column-width="0.293in"/>
    </style:style>
    <style:style style:name="Table178" style:family="table">
      <style:table-properties style:width="1.3097in" fo:margin-left="1.1583in" table:align="left"/>
    </style:style>
    <style:style style:name="TableRow183" style:family="table-row">
      <style:table-row-properties style:min-row-height="0.2409in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Row192" style:family="table-row">
      <style:table-row-properties style:min-row-height="0.1687in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Row201" style:family="table-row">
      <style:table-row-properties style:min-row-height="0.2111in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P210" style:parent-style-name="Standard" style:family="paragraph">
      <style:paragraph-properties fo:text-align="justify" fo:margin-left="0.5in">
        <style:tab-stops/>
      </style:paragraph-properties>
      <style:text-properties style:font-name-complex="Mangal" fo:font-size="10pt" style:font-size-asian="10pt" style:font-size-complex="9pt" fo:language="es" fo:country="MX"/>
    </style:style>
    <style:style style:name="P211" style:parent-style-name="Standard" style:family="paragraph">
      <style:paragraph-properties fo:text-align="justify"/>
    </style:style>
    <style:style style:name="T212" style:parent-style-name="Fuentedepárrafopredeter." style:family="text">
      <style:text-properties style:font-name="Arial" style:font-name-complex="Arial" fo:language="es" fo:country="MX"/>
    </style:style>
    <style:style style:name="T213" style:parent-style-name="Fuentedepárrafopredeter." style:family="text">
      <style:text-properties style:font-name="Arial" style:font-name-complex="Arial" fo:language="es" fo:country="MX"/>
    </style:style>
    <style:style style:name="P21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1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1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1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2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2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TableColumn223" style:family="table-column">
      <style:table-column-properties style:column-width="0.3208in"/>
    </style:style>
    <style:style style:name="TableColumn224" style:family="table-column">
      <style:table-column-properties style:column-width="0.3479in"/>
    </style:style>
    <style:style style:name="TableColumn225" style:family="table-column">
      <style:table-column-properties style:column-width="0.3479in"/>
    </style:style>
    <style:style style:name="TableColumn226" style:family="table-column">
      <style:table-column-properties style:column-width="0.293in"/>
    </style:style>
    <style:style style:name="Table222" style:family="table">
      <style:table-properties style:width="1.3097in" fo:margin-left="0in" table:align="left"/>
    </style:style>
    <style:style style:name="TableRow227" style:family="table-row">
      <style:table-row-properties style:min-row-height="0.2409in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Row236" style:family="table-row">
      <style:table-row-properties style:min-row-height="0.1687in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Row245" style:family="table-row">
      <style:table-row-properties style:min-row-height="0.2111in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P254" style:parent-style-name="Standard" style:family="paragraph">
      <style:paragraph-properties fo:text-align="center" fo:margin-left="0.5in">
        <style:tab-stops/>
      </style:paragraph-properties>
      <style:text-properties style:font-name="Arial" style:font-name-complex="Arial" fo:language="es" fo:country="MX"/>
    </style:style>
    <style:style style:name="P255" style:parent-style-name="Normal" style:family="paragraph">
      <style:text-properties text:display="none"/>
    </style:style>
    <style:style style:name="P256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257" style:parent-style-name="Standard" style:family="paragraph">
      <style:paragraph-properties fo:text-align="justify" fo:margin-left="0.5in">
        <style:tab-stops/>
      </style:paragraph-properties>
    </style:style>
    <style:style style:name="T25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olumn260" style:family="table-column">
      <style:table-column-properties style:column-width="0.3208in"/>
    </style:style>
    <style:style style:name="TableColumn261" style:family="table-column">
      <style:table-column-properties style:column-width="0.3479in"/>
    </style:style>
    <style:style style:name="TableColumn262" style:family="table-column">
      <style:table-column-properties style:column-width="0.3479in"/>
    </style:style>
    <style:style style:name="TableColumn263" style:family="table-column">
      <style:table-column-properties style:column-width="0.293in"/>
    </style:style>
    <style:style style:name="TableColumn264" style:family="table-column">
      <style:table-column-properties style:column-width="0.293in"/>
    </style:style>
    <style:style style:name="Table259" style:family="table">
      <style:table-properties style:width="1.6027in" fo:margin-left="0in" table:align="left"/>
    </style:style>
    <style:style style:name="TableRow265" style:family="table-row">
      <style:table-row-properties style:min-row-height="0.2409in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77" style:parent-style-name="Fuentedepárrafopredeter." style:family="text">
      <style:text-properties fo:language="es" fo:country="MX"/>
    </style:style>
    <style:style style:name="T278" style:parent-style-name="Fuentedepárrafopredeter." style:family="text">
      <style:text-properties fo:language="es" fo:country="MX"/>
    </style:style>
    <style:style style:name="T279" style:parent-style-name="Fuentedepárrafopredeter." style:family="text">
      <style:text-properties style:font-name="Times New Roman" style:font-name-complex="Times New Roman" fo:language="es" fo:country="MX"/>
    </style:style>
    <style:style style:name="T280" style:parent-style-name="Fuentedepárrafopredeter." style:family="text">
      <style:text-properties fo:language="es" fo:country="MX"/>
    </style:style>
    <style:style style:name="T281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ableRow282" style:family="table-row">
      <style:table-row-properties style:min-row-height="0.1687in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Row293" style:family="table-row">
      <style:table-row-properties style:min-row-height="0.2111in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  <style:text-properties style:font-name="Arial" style:font-name-complex="Arial" fo:color="#4BACC6" fo:font-size="14pt" style:font-size-asian="14pt" style:font-size-complex="14pt" fo:language="es" fo:country="MX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P304" style:parent-style-name="Standard" style:family="paragraph">
      <style:paragraph-properties fo:text-align="justify" fo:margin-left="0.5in">
        <style:tab-stops/>
      </style:paragraph-properties>
    </style:style>
    <style:style style:name="P305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306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P30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0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0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10" style:parent-style-name="Standard" style:family="paragraph">
      <style:paragraph-properties fo:text-align="justify"/>
    </style:style>
    <style:style style:name="T311" style:parent-style-name="Fuentedepárrafopredeter." style:family="text">
      <style:text-properties style:font-name="Arial" style:font-name-complex="Arial" fo:language="es" fo:country="MX"/>
    </style:style>
    <style:style style:name="T312" style:parent-style-name="Fuentedepárrafopredeter." style:family="text">
      <style:text-properties fo:language="es" fo:country="MX"/>
    </style:style>
    <style:style style:name="T313" style:parent-style-name="Fuentedepárrafopredeter." style:family="text">
      <style:text-properties style:font-name="Arial" style:font-name-complex="Arial" fo:language="es" fo:country="MX"/>
    </style:style>
    <style:style style:name="P31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16" style:parent-style-name="Párrafodelista" style:family="paragraph"/>
    <style:style style:name="T317" style:parent-style-name="Fuentedepárrafopredeter." style:family="text">
      <style:text-properties style:font-name="Arial" style:font-name-complex="Arial" fo:language="es" fo:country="MX"/>
    </style:style>
    <style:style style:name="T318" style:parent-style-name="Fuentedepárrafopredeter." style:family="text">
      <style:text-properties style:font-name="Arial" style:font-name-complex="Arial" fo:language="es" fo:country="MX"/>
    </style:style>
    <style:style style:name="T319" style:parent-style-name="Fuentedepárrafopredeter." style:family="text">
      <style:text-properties style:font-name="Arial" style:font-name-complex="Arial" style:font-size-complex="12pt" fo:language="es" fo:country="MX"/>
    </style:style>
    <style:style style:name="P32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32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language="es" fo:country="MX"/>
    </style:style>
    <style:style style:name="TableColumn323" style:family="table-column">
      <style:table-column-properties style:column-width="0.2333in"/>
    </style:style>
    <style:style style:name="TableColumn324" style:family="table-column">
      <style:table-column-properties style:column-width="0.2333in"/>
    </style:style>
    <style:style style:name="TableColumn325" style:family="table-column">
      <style:table-column-properties style:column-width="0.2958in"/>
    </style:style>
    <style:style style:name="TableColumn326" style:family="table-column">
      <style:table-column-properties style:column-width="0.2333in"/>
    </style:style>
    <style:style style:name="TableColumn327" style:family="table-column">
      <style:table-column-properties style:column-width="0.2333in"/>
    </style:style>
    <style:style style:name="TableColumn328" style:family="table-column">
      <style:table-column-properties style:column-width="0.2333in"/>
    </style:style>
    <style:style style:name="Table322" style:family="table">
      <style:table-properties style:width="1.4625in" fo:margin-left="0.5in" table:align="lef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Standard" style:family="paragraph">
      <style:paragraph-properties fo:text-align="justify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text-align="justify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fo:text-align="justify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fo:text-align="justify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text-align="justify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paragraph-properties fo:text-align="justify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Standard" style:family="paragraph">
      <style:paragraph-properties fo:text-align="justify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Standard" style:family="paragraph">
      <style:paragraph-properties fo:text-align="justify"/>
      <style:text-properties fo:color="#4BACC6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Standard" style:family="paragraph">
      <style:paragraph-properties fo:text-align="justify"/>
      <style:text-properties fo:color="#4BACC6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color="#4BACC6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text-align="justify"/>
      <style:text-properties fo:color="#4BACC6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Standard" style:family="paragraph">
      <style:paragraph-properties fo:text-align="justify"/>
      <style:text-properties fo:color="#4BACC6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paragraph-properties fo:text-align="justify"/>
    </style:style>
    <style:style style:name="P368" style:parent-style-name="Normal" style:family="paragraph">
      <style:text-properties text:display="none"/>
    </style:style>
    <style:style style:name="TableColumn370" style:family="table-column">
      <style:table-column-properties style:column-width="0.2333in"/>
    </style:style>
    <style:style style:name="TableColumn371" style:family="table-column">
      <style:table-column-properties style:column-width="0.2333in"/>
    </style:style>
    <style:style style:name="TableColumn372" style:family="table-column">
      <style:table-column-properties style:column-width="0.2958in"/>
    </style:style>
    <style:style style:name="TableColumn373" style:family="table-column">
      <style:table-column-properties style:column-width="0.2333in"/>
    </style:style>
    <style:style style:name="TableColumn374" style:family="table-column">
      <style:table-column-properties style:column-width="0.2333in"/>
    </style:style>
    <style:style style:name="TableColumn375" style:family="table-column">
      <style:table-column-properties style:column-width="0.2333in"/>
    </style:style>
    <style:style style:name="Table369" style:family="table">
      <style:table-properties style:width="1.4625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Standard" style:family="paragraph">
      <style:paragraph-properties fo:text-align="justify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Standard" style:family="paragraph">
      <style:paragraph-properties fo:text-align="justify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Standard" style:family="paragraph">
      <style:paragraph-properties fo:text-align="justify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paragraph-properties fo:text-align="justify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paragraph-properties fo:text-align="justify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paragraph-properties fo:text-align="justify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Standard" style:family="paragraph">
      <style:paragraph-properties fo:text-align="justify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Standard" style:family="paragraph">
      <style:paragraph-properties fo:text-align="justify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Standard" style:family="paragraph">
      <style:paragraph-properties fo:text-align="justify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Standard" style:family="paragraph">
      <style:paragraph-properties fo:text-align="justify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Standard" style:family="paragraph">
      <style:paragraph-properties fo:text-align="justify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Standard" style:family="paragraph">
      <style:paragraph-properties fo:text-align="justify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Standard" style:family="paragraph">
      <style:paragraph-properties fo:text-align="justify"/>
      <style:text-properties fo:color="#4BACC6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Standard" style:family="paragraph">
      <style:paragraph-properties fo:text-align="justify"/>
      <style:text-properties fo:color="#4BACC6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Standard" style:family="paragraph">
      <style:paragraph-properties fo:text-align="justify"/>
      <style:text-properties fo:color="#4BACC6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Standard" style:family="paragraph">
      <style:paragraph-properties fo:text-align="justify"/>
      <style:text-properties fo:color="#4BACC6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Standard" style:family="paragraph">
      <style:paragraph-properties fo:text-align="justify"/>
      <style:text-properties fo:color="#4BACC6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Standard" style:family="paragraph">
      <style:paragraph-properties fo:text-align="justify"/>
    </style:style>
    <style:style style:name="P415" style:parent-style-name="Standard" style:family="paragraph">
      <style:paragraph-properties fo:text-align="justify" fo:margin-left="0.5in">
        <style:tab-stops/>
      </style:paragraph-properties>
    </style:style>
    <style:style style:name="P416" style:parent-style-name="Standard" style:family="paragraph">
      <style:paragraph-properties fo:text-align="justify" fo:margin-left="0.5in">
        <style:tab-stops/>
      </style:paragraph-properties>
    </style:style>
    <style:style style:name="T417" style:parent-style-name="Fuentedepárrafopredeter." style:family="text">
      <style:text-properties style:font-name="Arial" style:font-name-complex="Arial" fo:language="es" fo:country="MX"/>
    </style:style>
    <style:style style:family="graphic" style:name="a6" style:parent-style-name="Graphics">
      <style:graphic-properties fo:wrap-option="wrap" fo:border="0.01042in solid #46aac5" fo:padding-top="0.05in" fo:padding-bottom="0.05in" fo:padding-left="0.1in" fo:padding-right="0.1in" fo:background-color="#9eeaff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solid #46aac5" fo:padding-top="0.05in" fo:padding-bottom="0.05in" fo:padding-left="0.1in" fo:padding-right="0.1in" fo:background-color="#9eeaff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vertical-pos="middle"/>
    </style:style>
    <style:style style:family="graphic" style:name="a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Jun Alfredo Cruz Carlon<text:s/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o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1107</text:p>
          </table:table-cell>
        </table:table-row>
        <table:table-row table:style-name="TableRow52">
          <table:table-cell table:style-name="TableCell53">
            <text:p text:style-name="P54"/>
            <text:p text:style-name="P55">No<text:s/>de Práctica(s):</text:p>
          </table:table-cell>
          <table:table-cell table:style-name="TableCell56">
            <text:p text:style-name="P57"/>
            <text:p text:style-name="TableContents"/>
            <text:p text:style-name="TableContents">3ra</text:p>
            <text:p text:style-name="P58"/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TableContents"/>
            <text:p text:style-name="TableContents">Elvira López Biaani María<text:s/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0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TableContents">08/09/20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soft-page-break/>
      <text:p text:style-name="P99"><text:tab/><text:tab/><text:tab/><text:tab/><text:tab/>CALIFICACIÓN: __________</text:p>
      <text:p text:style-name="P100"/>
      <text:p text:style-name="P101">Sea un visor que lo único que sabe hacer es:</text:p>
      <text:list text:style-name="LFO1" text:continue-numbering="true">
        <text:list-item>
          <text:p text:style-name="P102"><text:span text:style-name="T103">Reconocer una *<text:s/></text:span></text:p>
        </text:list-item>
        <text:list-item>
          <text:p text:style-name="P104"><text:span text:style-name="T105">Se mueve hacia<text:s/></text:span><text:span text:style-name="T106">arriba, hacia abajo y a los costados</text:span></text:p>
        </text:list-item>
        <text:list-item>
          <text:p text:style-name="P107">Lee y copia</text:p>
        </text:list-item>
        <text:list-item>
          <text:p text:style-name="P108">Compara con cero</text:p>
        </text:list-item>
        <text:list-item>
          <text:p text:style-name="P109">Incrementa en 1</text:p>
        </text:list-item>
        <text:list-item>
          <text:p text:style-name="P110">Decremento en 1<text:s/></text:p>
        </text:list-item>
      </text:list>
      <text:p text:style-name="P111"/>
      <text:p text:style-name="P112">Problema: Dado un número “n” <text:s/>tal que está escrito en la cuadricula.<text:s/></text:p>
      <text:p text:style-name="P113">Un digito por celda.</text:p>
      <text:p text:style-name="P114">Incrementar “n” en 1</text:p>
      <text:p text:style-name="P115"/>
      <text:p text:style-name="P116">Método a:<text:s/></text:p>
      <text:p text:style-name="P117"/>
      <text:list text:style-name="LFO2" text:continue-numbering="true">
        <text:list-item>
          <text:p text:style-name="P118">Escriba el número deseado en las celdas.</text:p>
        </text:list-item>
        <text:list-item>
          <text:p text:style-name="P119">Delimite el numero con *</text:p>
        </text:list-item>
        <text:list-item>
          <text:p text:style-name="P120"><text:span text:style-name="T121">El visor<text:s/></text:span><text:span text:style-name="T122"><text:note text:note-class="footnote" text:id="_ftn0"><text:note-citation>1</text:note-citation><text:note-body><text:p text:style-name="Textonotapie"><text:span text:style-name="T123"><text:s/>El visor se va a detener cada que encuentre un *</text:span></text:p></text:note-body></text:note></text:span><text:span text:style-name="T124"><text:s/>se colocara en la celda del primer digito, se moverá al costado izquierdo y comparara los dígitos con cero, para comprobar que la operación se pueda efectuar.</text:span></text:p>
        </text:list-item>
        <text:list-item>
          <text:p text:style-name="P125">Al comprobar que el número sea ≠ 0 debe de encontrarse en la celda que contiene al * , se regresara una celda e incrementar el número en una unidad, este nuevo número lo pondrá en la celda inferior a la que se encuentra</text:p>
        </text:list-item>
        <text:list-item>
          <text:p text:style-name="P126">El visor volverá a subir, se moverá<text:s/>la celda del lado derecho y copiara el número y lo pegara en celda inferior<text:s/></text:p>
        </text:list-item>
        <text:list-item>
          <text:p text:style-name="P127">El proceso continuara hasta que se encuentre con el *</text:p>
        </text:list-item>
      </text:list>
      <text:p text:style-name="P128">Y así acabara este proceso.</text:p>
      <text:p text:style-name="P129"/>
      <text:p text:style-name="P130">Ejemplo:</text:p>
      <text:p text:style-name="P131">Supongamos que se quiere sumar el numero 32 lo colocaríamos de la siguiente manera</text:p>
      <text:p text:style-name="P132"><text:span text:style-name="T133"><draw:custom-shape svg:x="2.68125in" svg:y="0.09028in" svg:width="0.67639in" svg:height="0.90625in" draw:z-index="251659264" draw:id="id1" draw:style-name="a2" draw:name="4 Abrir llave" text:anchor-type="paragraph"><svg:title/><svg:desc/><draw:enhanced-geometry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7 / 21600"/><draw:equation draw:name="f16" draw:formula="?f6 / 21600"/><draw:equation draw:name="f17" draw:formula="21600 * ?f7"/><draw:equation draw:name="f18" draw:formula="21600 * ?f6"/><draw:equation draw:name="f19" draw:formula="min(?f16, ?f15)"/><draw:equation draw:name="f20" draw:formula="?f17 / ?f8"/><draw:equation draw:name="f21" draw:formula="?f18 / ?f8"/><draw:equation draw:name="f22" draw:formula="?f21 - ?f10"/><draw:equation draw:name="f23" draw:formula="?f20 - ?f10"/><draw:equation draw:name="f24" draw:formula="?f23 / 2"/><draw:equation draw:name="f25" draw:formula="min(?f23, ?f22)"/><draw:equation draw:name="f26" draw:formula="?f22 * ?f13"/><draw:equation draw:name="f27" draw:formula="?f10 + ?f24"/><draw:equation draw:name="f28" draw:formula="?f25 * ?f12"/><draw:equation draw:name="f29" draw:formula="?f26 / 100000"/><draw:equation draw:name="f30" draw:formula="?f14 - ?f1"/><draw:equation draw:name="f31" draw:formula="?f24 * ?f19"/><draw:equation draw:name="f32" draw:formula="?f28 / 100000"/><draw:equation draw:name="f33" draw:formula="?f30 + ?f1"/><draw:equation draw:name="f34" draw:formula="?f33 * ?f9 / ?f0"/><draw:equation draw:name="f35" draw:formula="0 - ?f34"/><draw:equation draw:name="f36" draw:formula="sin(?f35)"/><draw:equation draw:name="f37" draw:formula="0 - ?f36"/><draw:equation draw:name="f38" draw:formula="?f37"/><draw:equation draw:name="f39" draw:formula="cos(?f35)"/><draw:equation draw:name="f40" draw:formula="0 - ?f39"/><draw:equation draw:name="f41" draw:formula="?f40"/><draw:equation draw:name="f42" draw:formula="?f29 + ?f32"/><draw:equation draw:name="f43" draw:formula="?f32 * ?f19"/><draw:equation draw:name="f44" draw:formula="?f38 * ?f24"/><draw:equation draw:name="f45" draw:formula="?f41 * ?f32"/><draw:equation draw:name="f46" draw:formula="?f20 - ?f44"/><draw:equation draw:name="f47" draw:formula="?f32 - ?f45"/><draw:equation draw:name="f48" draw:formula="?f21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43"/><draw:equation draw:name="f64" draw:formula="sqrt(?f60 * ?f60 + ?f63 * ?f63 + 0 * 0)"/><draw:equation draw:name="f65" draw:formula="?f31 * ?f43 / ?f64"/><draw:equation draw:name="f66" draw:formula="?f62 * ?f65"/><draw:equation draw:name="f67" draw:formula="?f20 - ?f66"/><draw:equation draw:name="f68" draw:formula="?f59 * ?f65"/><draw:equation draw:name="f69" draw:formula="?f21 - ?f68"/><draw:equation draw:name="f70" draw:formula="?f67 - ?f31"/><draw:equation draw:name="f71" draw:formula="?f69 - ?f43"/><draw:equation draw:name="f72" draw:formula="?f67 + ?f31"/><draw:equation draw:name="f73" draw:formula="?f69 + ?f43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43"/><draw:equation draw:name="f83" draw:formula="sqrt(?f79 * ?f79 + ?f82 * ?f82 + 0 * 0)"/><draw:equation draw:name="f84" draw:formula="?f31 * ?f43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0, ?f70)"/><draw:equation draw:name="f90" draw:formula="if(?f53, ?f21, ?f71)"/><draw:equation draw:name="f91" draw:formula="if(?f53, ?f20, ?f72)"/><draw:equation draw:name="f92" draw:formula="if(?f53, ?f2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43"/><draw:equation draw:name="f111" draw:formula="sqrt(?f107 * ?f107 + ?f110 * ?f110 + 0 * 0)"/><draw:equation draw:name="f112" draw:formula="?f31 * ?f43 / ?f111"/><draw:equation draw:name="f113" draw:formula="?f109 * ?f112"/><draw:equation draw:name="f114" draw:formula="?f27 - ?f113"/><draw:equation draw:name="f115" draw:formula="?f106 * ?f112"/><draw:equation draw:name="f116" draw:formula="?f42 - ?f115"/><draw:equation draw:name="f117" draw:formula="?f114 - ?f31"/><draw:equation draw:name="f118" draw:formula="?f116 - ?f43"/><draw:equation draw:name="f119" draw:formula="?f114 + ?f31"/><draw:equation draw:name="f120" draw:formula="?f116 + ?f43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43"/><draw:equation draw:name="f130" draw:formula="sqrt(?f126 * ?f126 + ?f129 * ?f129 + 0 * 0)"/><draw:equation draw:name="f131" draw:formula="?f31 * ?f43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7, ?f117)"/><draw:equation draw:name="f137" draw:formula="if(?f100, ?f42, ?f118)"/><draw:equation draw:name="f138" draw:formula="if(?f100, ?f27, ?f119)"/><draw:equation draw:name="f139" draw:formula="if(?f100, ?f42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43"/><draw:equation draw:name="f149" draw:formula="?f145 + ?f31"/><draw:equation draw:name="f150" draw:formula="?f146 + ?f43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43"/><draw:equation draw:name="f160" draw:formula="sqrt(?f156 * ?f156 + ?f159 * ?f159 + 0 * 0)"/><draw:equation draw:name="f161" draw:formula="?f31 * ?f43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43"/><draw:equation draw:name="f184" draw:formula="sqrt(?f180 * ?f180 + ?f183 * ?f183 + 0 * 0)"/><draw:equation draw:name="f185" draw:formula="?f31 * ?f43 / ?f184"/><draw:equation draw:name="f186" draw:formula="?f182 * ?f185"/><draw:equation draw:name="f187" draw:formula="?f27 - ?f186"/><draw:equation draw:name="f188" draw:formula="?f179 * ?f185"/><draw:equation draw:name="f189" draw:formula="?f32 - ?f188"/><draw:equation draw:name="f190" draw:formula="?f187 - ?f31"/><draw:equation draw:name="f191" draw:formula="?f189 - ?f43"/><draw:equation draw:name="f192" draw:formula="?f187 + ?f31"/><draw:equation draw:name="f193" draw:formula="?f189 + ?f43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43"/><draw:equation draw:name="f203" draw:formula="sqrt(?f199 * ?f199 + ?f202 * ?f202 + 0 * 0)"/><draw:equation draw:name="f204" draw:formula="?f31 * ?f43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7, ?f190)"/><draw:equation draw:name="f210" draw:formula="if(?f53, ?f32, ?f191)"/><draw:equation draw:name="f211" draw:formula="if(?f53, ?f27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134"><text:s/></text:span>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*</text:p>
          </table:table-cell>
          <table:table-cell table:style-name="TableCell143">
            <text:p text:style-name="P144">*</text:p>
          </table:table-cell>
          <table:table-cell table:style-name="TableCell145">
            <text:p text:style-name="P146">*</text:p>
          </table:table-cell>
          <table:table-cell table:style-name="TableCell147">
            <text:p text:style-name="P148"><text:span text:style-name="T149"><draw:frame draw:z-index="251660288" draw:id="id2" draw:style-name="a3" draw:name="5 Cuadro de texto" text:anchor-type="paragraph" svg:x="0.975in" svg:y="0.07917in" svg:width="1.90556in" svg:height="0.47917in" style:rel-width="scale" style:rel-height="scale"><draw:text-box><text:p text:style-name="P150">El resultado es el número<text:s/></text:p><text:p text:style-name="P151">de color azul</text:p></draw:text-box><svg:title/><svg:desc/></draw:frame></text:span><text:span text:style-name="T152">*</text:span></text:p>
          </table:table-cell>
        </table:table-row>
        <table:table-row table:style-name="TableRow153">
          <table:table-cell table:style-name="TableCell154">
            <text:p text:style-name="P155">*</text:p>
          </table:table-cell>
          <table:table-cell table:style-name="TableCell156">
            <text:p text:style-name="P157">3</text:p>
          </table:table-cell>
          <table:table-cell table:style-name="TableCell158">
            <text:p text:style-name="P159">2</text:p>
          </table:table-cell>
          <table:table-cell table:style-name="TableCell160">
            <text:p text:style-name="P161">*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/>
          </table:table-cell>
        </table:table-row>
      </table:table>
      <text:p text:style-name="P171"/>
      <text:p text:style-name="P172"><text:s/>Como el problema inicial solo indica que un número “n” <text:s/>incrementara en una unidad y no menciona cuantas veces se repetirá el proceso, se decidió oprimir los <text:s/>* que irían a un costado<text:s/>del resultado. En caso de que el usuario quiera volver a incrementar el resultado en 1 se realizara lo siguiente:<text:s/></text:p>
      <text:list text:style-name="LFO3" text:continue-numbering="true">
        <text:list-item>
          <text:p text:style-name="P173">El visor se mantuvo en la última posición donde lo dejamos (En el *)</text:p>
        </text:list-item>
        <text:list-item>
          <text:p text:style-name="P174">Copiara el * lo pegara en la celda inferior de la misma columna<text:s/></text:p>
        </text:list-item>
        <text:list-item>
          <text:p text:style-name="P175">Después<text:s/>de pegar el * volverá a subir y volverá a leer los números hasta llegar al * , una vez allí , copiara el * y lo pegara en la celda inferior de la misma columna<text:s/></text:p>
        </text:list-item>
      </text:list>
      <text:p text:style-name="P176"/>
      <text:p text:style-name="P177">El resultado debe ser el siguiente: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*</text:p>
          </table:table-cell>
          <table:table-cell table:style-name="TableCell186">
            <text:p text:style-name="P187">*</text:p>
          </table:table-cell>
          <table:table-cell table:style-name="TableCell188">
            <text:p text:style-name="P189">*</text:p>
          </table:table-cell>
          <table:table-cell table:style-name="TableCell190">
            <text:p text:style-name="P191">*</text:p>
          </table:table-cell>
        </table:table-row>
        <table:table-row table:style-name="TableRow192">
          <table:table-cell table:style-name="TableCell193">
            <text:p text:style-name="P194">*</text:p>
          </table:table-cell>
          <table:table-cell table:style-name="TableCell195">
            <text:p text:style-name="P196">3</text:p>
          </table:table-cell>
          <table:table-cell table:style-name="TableCell197">
            <text:p text:style-name="P198">2</text:p>
          </table:table-cell>
          <table:table-cell table:style-name="TableCell199">
            <text:p text:style-name="P200">*</text:p>
          </table:table-cell>
        </table:table-row>
        <table:table-row table:style-name="TableRow201">
          <table:table-cell table:style-name="TableCell202">
            <text:p text:style-name="P203">*</text:p>
          </table:table-cell>
          <table:table-cell table:style-name="TableCell204">
            <text:p text:style-name="P205">3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*</text:p>
          </table:table-cell>
        </table:table-row>
      </table:table>
      <text:p text:style-name="P210"/>
      <text:p text:style-name="P211"><text:span text:style-name="T212">En el caso particular de que<text:s/></text:span><text:span text:style-name="T213">el número que se desea incrementar en uno finalizara en nueve es necesario <text:s/>primero recordar que el orden de la numeración manejada es el siguiente:<text:s/></text:span><draw:frame draw:style-name="a4" text:anchor-type="as-char" svg:x="0in" svg:y="0in" svg:width="1.36458in" svg:height="0.19792in" style:rel-width="scale" style:rel-height="scale"><draw:object xlink:href="Object 1/" xlink:type="simple" xlink:show="embed" xlink:actuate="onLoad"/></draw:frame></text:p>
      <text:p text:style-name="P214"/>
      <text:p text:style-name="P215">Y el método b seria el que a continuación se va a describir:<text:s/></text:p>
      <text:p text:style-name="P216"/>
      <text:list text:style-name="LFO4" text:continue-numbering="true">
        <text:list-item>
          <text:p text:style-name="P217"><text:s/>Escriba el número deseado en las celdas.</text:p>
        </text:list-item>
        <text:list-item>
          <text:p text:style-name="P218">El visor se colocara en la celda del primer digito, se moverá al costado izquierdo y comparara los dígitos con cero, para comprobar que la operación se pueda efectuar.</text:p>
        </text:list-item>
        <text:list-item>
          <text:p text:style-name="P219">Al comprobar que el número sea ≠ 0 debe de encontrarse la celda que contiene al * , se regresara una celda e incrementar el número en una unidad, este nuevo número lo pondrá en la celda inferior a la que se encuentra</text:p>
        </text:list-item>
        <text:list-item>
          <text:p text:style-name="P220">Solo que el número anterior <text:s/>al “nueve” también incrementara en una unidad.</text:p>
        </text:list-item>
      </text:list>
      <text:p text:style-name="P221">Vea los siguientes ejemplos:<text:s/>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*</text:p>
          </table:table-cell>
          <table:table-cell table:style-name="TableCell230">
            <text:p text:style-name="P231">*</text:p>
          </table:table-cell>
          <table:table-cell table:style-name="TableCell232">
            <text:p text:style-name="P233">*</text:p>
          </table:table-cell>
          <table:table-cell table:style-name="TableCell234">
            <text:p text:style-name="P235">*</text:p>
          </table:table-cell>
        </table:table-row>
        <table:table-row table:style-name="TableRow236">
          <table:table-cell table:style-name="TableCell237">
            <text:p text:style-name="P238">*</text:p>
          </table:table-cell>
          <table:table-cell table:style-name="TableCell239">
            <text:p text:style-name="P240">3</text:p>
          </table:table-cell>
          <table:table-cell table:style-name="TableCell241">
            <text:p text:style-name="P242">9</text:p>
          </table:table-cell>
          <table:table-cell table:style-name="TableCell243">
            <text:p text:style-name="P244">*</text:p>
          </table:table-cell>
        </table:table-row>
        <table:table-row table:style-name="TableRow245">
          <table:table-cell table:style-name="TableCell246">
            <text:p text:style-name="P247">*</text:p>
          </table:table-cell>
          <table:table-cell table:style-name="TableCell248">
            <text:p text:style-name="P249">4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*</text:p>
          </table:table-cell>
        </table:table-row>
      </table:table>
      <text:p text:style-name="P254"/>
      <text:p text:style-name="P255"/>
      <text:p text:style-name="P256"/>
      <text:p text:style-name="P257"><text:span text:style-name="T258"><draw:custom-shape svg:x="1.97292in" svg:y="0.11111in" svg:width="0.5in" svg:height="1.05139in" draw:z-index="251661312" draw:id="id3" draw:style-name="a5" draw:name="7 Abrir llave" text:anchor-type="paragraph"><svg:title/><svg:desc/><draw:enhanced-geometry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7 / 21600"/><draw:equation draw:name="f16" draw:formula="?f6 / 21600"/><draw:equation draw:name="f17" draw:formula="21600 * ?f7"/><draw:equation draw:name="f18" draw:formula="21600 * ?f6"/><draw:equation draw:name="f19" draw:formula="min(?f16, ?f15)"/><draw:equation draw:name="f20" draw:formula="?f17 / ?f8"/><draw:equation draw:name="f21" draw:formula="?f18 / ?f8"/><draw:equation draw:name="f22" draw:formula="?f21 - ?f10"/><draw:equation draw:name="f23" draw:formula="?f20 - ?f10"/><draw:equation draw:name="f24" draw:formula="?f23 / 2"/><draw:equation draw:name="f25" draw:formula="min(?f23, ?f22)"/><draw:equation draw:name="f26" draw:formula="?f22 * ?f13"/><draw:equation draw:name="f27" draw:formula="?f10 + ?f24"/><draw:equation draw:name="f28" draw:formula="?f25 * ?f12"/><draw:equation draw:name="f29" draw:formula="?f26 / 100000"/><draw:equation draw:name="f30" draw:formula="?f14 - ?f1"/><draw:equation draw:name="f31" draw:formula="?f24 * ?f19"/><draw:equation draw:name="f32" draw:formula="?f28 / 100000"/><draw:equation draw:name="f33" draw:formula="?f30 + ?f1"/><draw:equation draw:name="f34" draw:formula="?f33 * ?f9 / ?f0"/><draw:equation draw:name="f35" draw:formula="0 - ?f34"/><draw:equation draw:name="f36" draw:formula="sin(?f35)"/><draw:equation draw:name="f37" draw:formula="0 - ?f36"/><draw:equation draw:name="f38" draw:formula="?f37"/><draw:equation draw:name="f39" draw:formula="cos(?f35)"/><draw:equation draw:name="f40" draw:formula="0 - ?f39"/><draw:equation draw:name="f41" draw:formula="?f40"/><draw:equation draw:name="f42" draw:formula="?f29 + ?f32"/><draw:equation draw:name="f43" draw:formula="?f32 * ?f19"/><draw:equation draw:name="f44" draw:formula="?f38 * ?f24"/><draw:equation draw:name="f45" draw:formula="?f41 * ?f32"/><draw:equation draw:name="f46" draw:formula="?f20 - ?f44"/><draw:equation draw:name="f47" draw:formula="?f32 - ?f45"/><draw:equation draw:name="f48" draw:formula="?f21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43"/><draw:equation draw:name="f64" draw:formula="sqrt(?f60 * ?f60 + ?f63 * ?f63 + 0 * 0)"/><draw:equation draw:name="f65" draw:formula="?f31 * ?f43 / ?f64"/><draw:equation draw:name="f66" draw:formula="?f62 * ?f65"/><draw:equation draw:name="f67" draw:formula="?f20 - ?f66"/><draw:equation draw:name="f68" draw:formula="?f59 * ?f65"/><draw:equation draw:name="f69" draw:formula="?f21 - ?f68"/><draw:equation draw:name="f70" draw:formula="?f67 - ?f31"/><draw:equation draw:name="f71" draw:formula="?f69 - ?f43"/><draw:equation draw:name="f72" draw:formula="?f67 + ?f31"/><draw:equation draw:name="f73" draw:formula="?f69 + ?f43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43"/><draw:equation draw:name="f83" draw:formula="sqrt(?f79 * ?f79 + ?f82 * ?f82 + 0 * 0)"/><draw:equation draw:name="f84" draw:formula="?f31 * ?f43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0, ?f70)"/><draw:equation draw:name="f90" draw:formula="if(?f53, ?f21, ?f71)"/><draw:equation draw:name="f91" draw:formula="if(?f53, ?f20, ?f72)"/><draw:equation draw:name="f92" draw:formula="if(?f53, ?f2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43"/><draw:equation draw:name="f111" draw:formula="sqrt(?f107 * ?f107 + ?f110 * ?f110 + 0 * 0)"/><draw:equation draw:name="f112" draw:formula="?f31 * ?f43 / ?f111"/><draw:equation draw:name="f113" draw:formula="?f109 * ?f112"/><draw:equation draw:name="f114" draw:formula="?f27 - ?f113"/><draw:equation draw:name="f115" draw:formula="?f106 * ?f112"/><draw:equation draw:name="f116" draw:formula="?f42 - ?f115"/><draw:equation draw:name="f117" draw:formula="?f114 - ?f31"/><draw:equation draw:name="f118" draw:formula="?f116 - ?f43"/><draw:equation draw:name="f119" draw:formula="?f114 + ?f31"/><draw:equation draw:name="f120" draw:formula="?f116 + ?f43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43"/><draw:equation draw:name="f130" draw:formula="sqrt(?f126 * ?f126 + ?f129 * ?f129 + 0 * 0)"/><draw:equation draw:name="f131" draw:formula="?f31 * ?f43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7, ?f117)"/><draw:equation draw:name="f137" draw:formula="if(?f100, ?f42, ?f118)"/><draw:equation draw:name="f138" draw:formula="if(?f100, ?f27, ?f119)"/><draw:equation draw:name="f139" draw:formula="if(?f100, ?f42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43"/><draw:equation draw:name="f149" draw:formula="?f145 + ?f31"/><draw:equation draw:name="f150" draw:formula="?f146 + ?f43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43"/><draw:equation draw:name="f160" draw:formula="sqrt(?f156 * ?f156 + ?f159 * ?f159 + 0 * 0)"/><draw:equation draw:name="f161" draw:formula="?f31 * ?f43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43"/><draw:equation draw:name="f184" draw:formula="sqrt(?f180 * ?f180 + ?f183 * ?f183 + 0 * 0)"/><draw:equation draw:name="f185" draw:formula="?f31 * ?f43 / ?f184"/><draw:equation draw:name="f186" draw:formula="?f182 * ?f185"/><draw:equation draw:name="f187" draw:formula="?f27 - ?f186"/><draw:equation draw:name="f188" draw:formula="?f179 * ?f185"/><draw:equation draw:name="f189" draw:formula="?f32 - ?f188"/><draw:equation draw:name="f190" draw:formula="?f187 - ?f31"/><draw:equation draw:name="f191" draw:formula="?f189 - ?f43"/><draw:equation draw:name="f192" draw:formula="?f187 + ?f31"/><draw:equation draw:name="f193" draw:formula="?f189 + ?f43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43"/><draw:equation draw:name="f203" draw:formula="sqrt(?f199 * ?f199 + ?f202 * ?f202 + 0 * 0)"/><draw:equation draw:name="f204" draw:formula="?f31 * ?f43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7, ?f190)"/><draw:equation draw:name="f210" draw:formula="if(?f53, ?f32, ?f191)"/><draw:equation draw:name="f211" draw:formula="if(?f53, ?f27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*</text:p>
          </table:table-cell>
          <table:table-cell table:style-name="TableCell268">
            <text:p text:style-name="P269">*</text:p>
          </table:table-cell>
          <table:table-cell table:style-name="TableCell270">
            <text:p text:style-name="P271">*</text:p>
          </table:table-cell>
          <table:table-cell table:style-name="TableCell272">
            <text:p text:style-name="P273">*</text:p>
          </table:table-cell>
          <table:table-cell table:style-name="TableCell274">
            <text:p text:style-name="P275"><text:span text:style-name="T276"><draw:frame draw:z-index="251662336" draw:id="id4" draw:style-name="a6" draw:name="8 Cuadro de texto" text:anchor-type="paragraph" svg:x="1.25in" svg:y="0.06597in" svg:width="3.70764in" svg:height="0.83264in" style:rel-width="scale" style:rel-height="scale"><draw:text-box><text:p text:style-name="Normal"><text:span text:style-name="T277">En este caso solo a los dos últimos números los aumentamos en una unidad y el siguiente únicamente se copió y se pegó, como ya lo habíamos hecho para el<text:s/></text:span><text:span text:style-name="T278">primer caso con un número<text:s/></text:span><text:span text:style-name="T279">≠<text:s/></text:span><text:span text:style-name="T280">9</text:span></text:p></draw:text-box><svg:title/><svg:desc/></draw:frame></text:span><text:span text:style-name="T281">*</text:span></text:p>
          </table:table-cell>
        </table:table-row>
        <table:table-row table:style-name="TableRow282">
          <table:table-cell table:style-name="TableCell283">
            <text:p text:style-name="P284">*</text:p>
          </table:table-cell>
          <table:table-cell table:style-name="TableCell285">
            <text:p text:style-name="P286">4</text:p>
          </table:table-cell>
          <table:table-cell table:style-name="TableCell287">
            <text:p text:style-name="P288">3</text:p>
          </table:table-cell>
          <table:table-cell table:style-name="TableCell289">
            <text:p text:style-name="P290">9</text:p>
          </table:table-cell>
          <table:table-cell table:style-name="TableCell291">
            <text:p text:style-name="P292">*</text:p>
          </table:table-cell>
        </table:table-row>
        <table:table-row table:style-name="TableRow293">
          <table:table-cell table:style-name="TableCell294">
            <text:p text:style-name="P295">*</text:p>
          </table:table-cell>
          <table:table-cell table:style-name="TableCell296">
            <text:p text:style-name="P297">4</text:p>
          </table:table-cell>
          <table:table-cell table:style-name="TableCell298">
            <text:p text:style-name="P299">4</text:p>
          </table:table-cell>
          <table:table-cell table:style-name="TableCell300">
            <text:p text:style-name="P301">0</text:p>
          </table:table-cell>
          <table:table-cell table:style-name="TableCell302">
            <text:p text:style-name="P303">*</text:p>
          </table:table-cell>
        </table:table-row>
      </table:table>
      <text:p text:style-name="P304"/>
      <text:p text:style-name="P305"/>
      <text:p text:style-name="P306"/>
      <text:p text:style-name="P307"/>
      <text:p text:style-name="P308"/>
      <text:p text:style-name="P309"/>
      <text:p text:style-name="P310"><text:span text:style-name="T311">Otra manera en la que se llegaría al mismo resultado pero con un número</text:span><text:span text:style-name="T312"><text:s/></text:span><text:span text:style-name="T313">más grande y de una mejor manera es la siguiente:<text:s/></text:span></text:p>
      <text:list text:style-name="LFO5" text:continue-numbering="true">
        <text:list-item>
          <text:p text:style-name="P314">Repita los tres primeros pasos del método a y el método b<text:s/></text:p>
        </text:list-item>
        <text:list-item>
          <text:p text:style-name="P315">Al poner el primer resultado del<text:s/>incremento se ve si este es ≠ 0 si el resultado es ≠ 0 se continuara con el método a, no obstante, si el resultado es = 0 se va a incrementar en una unidad a la unidad de la izquierda. Este proceso continua hasta que se encuentre en un número ≠ 0.</text:p>
        </text:list-item>
        <text:list-item>
          <text:p text:style-name="P316"><text:span text:style-name="T317">Cuando e</text:span><text:span text:style-name="T318">l numero sea ≠ 0<text:s/></text:span><text:span text:style-name="T319">El visor volverá a subir, se moverá la celda del lado derecho y copiara el número y lo pegara en celda inferior<text:s/></text:span></text:p>
        </text:list-item>
        <text:list-item>
          <text:p text:style-name="P320">Hasta que el visor se encuentre con el *</text:p>
        </text:list-item>
      </text:list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*</text:p>
          </table:table-cell>
          <table:table-cell table:style-name="TableCell332">
            <text:p text:style-name="P333">*</text:p>
          </table:table-cell>
          <table:table-cell table:style-name="TableCell334">
            <text:p text:style-name="P335">*</text:p>
          </table:table-cell>
          <table:table-cell table:style-name="TableCell336">
            <text:p text:style-name="P337">*</text:p>
          </table:table-cell>
          <table:table-cell table:style-name="TableCell338">
            <text:p text:style-name="P339">*</text:p>
          </table:table-cell>
          <table:table-cell table:style-name="TableCell340">
            <text:p text:style-name="P341">*</text:p>
          </table:table-cell>
        </table:table-row>
        <table:table-row table:style-name="TableRow342">
          <table:table-cell table:style-name="TableCell343">
            <text:p text:style-name="P344">*</text:p>
          </table:table-cell>
          <table:table-cell table:style-name="TableCell345">
            <text:p text:style-name="P346">1</text:p>
          </table:table-cell>
          <table:table-cell table:style-name="TableCell347">
            <text:p text:style-name="P348">0</text:p>
          </table:table-cell>
          <table:table-cell table:style-name="TableCell349">
            <text:p text:style-name="P350">9</text:p>
          </table:table-cell>
          <table:table-cell table:style-name="TableCell351">
            <text:p text:style-name="P352">9</text:p>
          </table:table-cell>
          <table:table-cell table:style-name="TableCell353">
            <text:p text:style-name="P354">*</text:p>
          </table:table-cell>
        </table:table-row>
        <table:table-row table:style-name="TableRow355">
          <table:table-cell table:style-name="TableCell356">
            <text:p text:style-name="P357"><text:s text:c="2"/></text:p>
          </table:table-cell>
          <table:table-cell table:style-name="TableCell358">
            <text:p text:style-name="P359">1</text:p>
          </table:table-cell>
          <table:table-cell table:style-name="TableCell360">
            <text:p text:style-name="P361">1</text:p>
          </table:table-cell>
          <table:table-cell table:style-name="TableCell362">
            <text:p text:style-name="P363">0</text:p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/>
          </table:table-cell>
        </table:table-row>
      </table:table>
      <text:p text:style-name="P368"/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*</text:p>
          </table:table-cell>
          <table:table-cell table:style-name="TableCell379">
            <text:p text:style-name="P380">*</text:p>
          </table:table-cell>
          <table:table-cell table:style-name="TableCell381">
            <text:p text:style-name="P382">*</text:p>
          </table:table-cell>
          <table:table-cell table:style-name="TableCell383">
            <text:p text:style-name="P384">*</text:p>
          </table:table-cell>
          <table:table-cell table:style-name="TableCell385">
            <text:p text:style-name="P386">*</text:p>
          </table:table-cell>
          <table:table-cell table:style-name="TableCell387">
            <text:p text:style-name="P388">*</text:p>
          </table:table-cell>
        </table:table-row>
        <table:table-row table:style-name="TableRow389">
          <table:table-cell table:style-name="TableCell390">
            <text:p text:style-name="P391">*</text:p>
          </table:table-cell>
          <table:table-cell table:style-name="TableCell392">
            <text:p text:style-name="P393">1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8</text:p>
          </table:table-cell>
          <table:table-cell table:style-name="TableCell398">
            <text:p text:style-name="P399">9</text:p>
          </table:table-cell>
          <table:table-cell table:style-name="TableCell400">
            <text:p text:style-name="P401">*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>1</text:p>
          </table:table-cell>
          <table:table-cell table:style-name="TableCell407">
            <text:p text:style-name="P408">1</text:p>
          </table:table-cell>
          <table:table-cell table:style-name="TableCell409">
            <text:p text:style-name="P410">9</text:p>
          </table:table-cell>
          <table:table-cell table:style-name="TableCell411">
            <text:p text:style-name="P412">0</text:p>
          </table:table-cell>
          <table:table-cell table:style-name="TableCell413">
            <text:p text:style-name="P414"/>
          </table:table-cell>
        </table:table-row>
      </table:table>
      <text:p text:style-name="P415"/>
      <text:p text:style-name="P416"><text:span text:style-name="T41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notapie" style:display-name="Texto nota pie" style:family="paragraph" style:parent-style-name="Normal">
      <style:text-properties style:font-name-complex="Mangal" fo:font-size="10pt" style:font-size-asian="10pt" style:font-size-complex="9pt" fo:hyphenate="false"/>
    </style:style>
    <style:style style:name="TextonotapieCar" style:display-name="Texto nota pie Car" style:family="text" style:parent-style-name="Fuentedepárrafopredeter.">
      <style:text-properties style:font-name-complex="Mangal" fo:font-size="10pt" style:font-size-asian="10pt" style:font-size-complex="9pt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c</dc:creator>
    <meta:creation-date>2017-02-02T00:09:00Z</meta:creation-date>
    <dc:date>2017-09-08T01:16:00Z</dc:date>
    <meta:template xlink:href="Normal" xlink:type="simple"/>
    <meta:editing-cycles>2</meta:editing-cycles>
    <meta:editing-duration>PT10800S</meta:editing-duration>
    <meta:document-statistic meta:page-count="3" meta:paragraph-count="7" meta:word-count="577" meta:character-count="3744" meta:row-count="26" meta:non-whitespace-character-count="3174"/>
  </office:meta>
</office:document-meta>
</file>

<file path=Object 1/content.xml><?xml version="1.0" encoding="utf-8"?>
<mml:math xmlns:mml="http://www.w3.org/1998/Math/MathML" xmlns:m="http://schemas.openxmlformats.org/officeDocument/2006/math">
  <mml:mo>{</mml:mo>
  <mml:mn>0,1</mml:mn>
  <mml:mo>,</mml:mo>
  <mml:mn>2,3</mml:mn>
  <mml:mo>,</mml:mo>
  <mml:mn>4,5</mml:mn>
  <mml:mo>,</mml:mo>
  <mml:mn>6,7</mml:mn>
  <mml:mo>,</mml:mo>
  <mml:mn>8,9</mml:mn>
  <mml:mo>}</mml:mo>
</mml:math>
</file>